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Liberation Serif" svg:font-family="'Liberation Serif'"/>
    <style:font-face style:name="Noto Sans" svg:font-family="'Noto Sans'" style:font-family-generic="system" style:font-pitch="variable"/>
    <style:font-face style:name="Noto Sans Arabic" svg:font-family="'Noto Sans Arabic'"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line-height="100%" fo:text-align="center" style:justify-single-word="false"/>
      <style:text-properties style:use-window-font-color="true" loext:opacity="0%" style:font-name="Liberation Serif" fo:font-size="16pt" fo:font-weight="bold"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loext:opacity="0%" style:font-name="Liberation Serif" fo:font-size="12pt" fo:font-weight="bold"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loext:opacity="0%" style:font-name="Calibri" fo:font-size="11pt" fo:font-weight="normal" fo:background-color="transparent" style:font-name-asian="Calibri" style:font-name-complex="Calibri"/>
    </style:style>
    <style:style style:name="T1" style:family="text">
      <style:text-properties style:use-window-font-color="true" loext:opacity="0%" style:font-name="Liberation Serif" fo:font-size="16pt" fo:font-weight="bold" fo:background-color="transparent" loext:char-shading-value="0" style:font-name-asian="Liberation Serif" style:font-name-complex="Liberation Serif"/>
    </style:style>
    <style:style style:name="T2" style:family="text">
      <style:text-properties style:use-window-font-color="true" loext:opacity="0%" style:font-name="Liberation Serif" fo:font-size="12pt" fo:font-weight="bold" fo:background-color="transparent" loext:char-shading-value="0" style:font-name-asian="Liberation Serif" style:font-name-complex="Liberation Serif"/>
    </style:style>
    <style:style style:name="T3" style:family="text">
      <style:text-properties style:use-window-font-color="true" loext:opacity="0%" style:font-name="Calibri" fo:font-size="11pt" fo:font-weight="normal" fo:background-color="transparent" loext:char-shading-value="0" style:font-name-asian="Calibri" style:font-name-complex="Calibri"/>
    </style:style>
    <style:style style:name="T4" style:family="text">
      <style:text-properties style:use-window-font-color="true" loext:opacity="0%" style:font-name="Calibri" fo:font-size="12pt" fo:font-weight="normal" fo:background-color="transparent" loext:char-shading-value="0" style:font-name-asian="Calibri" style:font-name-complex="Calibri"/>
    </style:style>
    <style:style style:name="T5" style:family="text">
      <style:text-properties style:use-window-font-color="true" loext:opacity="0%" style:font-name="Calibri" fo:font-size="14pt" fo:font-weight="normal" fo:background-color="transparent" loext:char-shading-value="0" style:font-name-asian="Calibri" style:font-name-complex="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odel Compression(EN)</text:p>
      <text:p text:style-name="P2"><text:span text:style-name="T2"/></text:p>
      <text:p text:style-name="P4">SOTA:</text:p>
      <text:p text:style-name="P2"><text:span text:style-name="T3"/></text:p>
      <text:p text:style-name="P2"><text:span text:style-name="T4">The growing complexity of deep learning models necessitates techniques that enable their deployment on embedded and edge devices for real-time inference. Model compression and acceleration are crucial to reducing the size and computational demands of these models on resource-constrained devices. Key model compression techniques include pruning, quantization, low-rank decomposition, and knowledge distillation. Pruning reduces model size by removing redundant parameters and can be structured—channel-based [1], layer-based [2], or filter-based [3]—or unstructured, targeting individual weights [4]. While structured pruning is easier to implement, unstructured pruning offers finer granularity but involves complex sparse matrices. Quantization reduces the number of bits representing activations or weights, thereby decreasing the model’s memory footprint. Quantization-aware training (QAT) [5] retrains the model with quantization parameters for higher accuracy, whereas post-training quantization (PTQ) [6] avoids retraining but may sacrifice some precision. Low-rank decomposition approximates model parameters through matrix or tensor decomposition, retaining only the most informative components. Techniques exploit this in convolutional kernels [7] and fully connected layers [8], reducing computational costs. Knowledge distillation trains a smaller “student” model by transferring knowledge from a larger “teacher” model. This can be done through response-based methods, focusing on outputs from specific layers [9], or relation-based methods, exploring relationships between layers [10]. </text:span></text:p>
      <text:p text:style-name="P2"><text:span text:style-name="T3"/></text:p>
      <text:p text:style-name="P4">Progress beyond the SOTA:</text:p>
      <text:p text:style-name="P2"><text:span text:style-name="T3"/></text:p>
      <text:p text:style-name="P2"><text:span text:style-name="T3">While current model compression techniques—pruning, quantization, low-rank decomposition, and knowledge distillation—each offer significant advantages, they also come with limitations that impact their effectiveness depending on specific goals. A notable advancement is the integration of multiple compression techniques within a unified framework. For instance, the work by [11] demonstrates a combined approach using knowledge distillation and Differentiable Architecture Search (DARTS). This study utilized the YOLOv4 backbone to redesign the architecture, achieving a significant reduction in the number of parameters. By incorporating DARTS, which optimizes the model architecture, with knowledge distillation, the method not only reduced model size but also improved performance. Further progress could involve extending such integrated approaches to include other compression methods like pruning, quantization, and low-rank decomposition. For example, applying structured pruning in conjunction with quantization-aware training could optimize both the model’s memory footprint and computational efficiency. Similarly, combining low-rank decomposition with knowledge distillation could result in a model that retains critical features while being more compact and faster.</text:span></text:p>
      <text:p text:style-name="P2"><text:span text:style-name="T3"/></text:p>
      <text:p text:style-name="P1"><text:span text:style-name="T1">Model Compression(GR)</text:span><text:span text:style-name="T5"/></text:p>
      <text:p text:style-name="P2"><text:span text:style-name="T3"/></text:p>
      <text:p text:style-name="P2"><text:span text:style-name="T3">Η αυξανόμενη πολυπλοκότητα των μοντέλων βαθιάς μάθησης απαιτεί τεχνικές που </text:span><text:soft-page-break/><text:span text:style-name="T3">επιτρέπουν την ανάπτυξή τους σε ενσωματωμένες και edge συσκευές για inference σε πραγματικό χρόνο. Η συμπίεση και η επιτάχυνση των μοντέλων είναι ζωτικής σημασίας για τη μείωση του μεγέθους και των υπολογιστικών απαιτήσεων αυτών των μοντέλων σε συσκευές με περιορισμένους πόρους. Οι βασικές τεχνικές συμπίεσης μοντέλων περιλαμβάνουν το pruning, το quantization, το low-rank decomposition και το knowledge distillation. Το pruning μειώνει το μέγεθος του μοντέλου αφαιρώντας τις περιττές παραμέτρους και μπορεί να είναι δομημένο - με βάση το channel [1], το layer [2] ή το φίλτρο [3] - ή μη δομημένο, στοχεύοντας σε μεμονωμένα βάρη [4]. Ενώ το δομημένο pruning είναι ευκολότερο στην υλοποίηση, το αδόμητο pruning προσφέρει καλύτερο βαθμό λεπτομέρειας αλλά περιλαμβάνει πολύπλοκους sparse πίνακες. Το quantization μειώνει τον αριθμό των bits που αντιπροσωπεύουν τις ενεργοποιήσεις ή τα βάρη, μειώνοντας έτσι το αποτύπωμα μνήμης του μοντέλου. Το Quantization-aware training (QAT) [5] επανεκπαιδεύει το μοντέλο με quantization παραμέτρους για μεγαλύτερη ακρίβεια, ενώ το post-training quantization (PTQ) [6] αποφεύγει την επανεκπαίδευση αλλά μπορεί να θυσιάσει κάποια ακρίβεια. Το low-rank decomposition προσεγγίζει τις παραμέτρους του μοντέλου μέσω αποσύνθεσης πινάκων ή tensor, διατηρώντας μόνο τις πιο πληροφοριακές πτυχές. Οι τεχνικές το εκμεταλλεύονται αυτό σε kernels συνεκτικότητας [7] και σε fully connected layers [8], μειώνοντας το υπολογιστικό κόστος. Το knowledge distillation εκπαιδεύει ένα μικρότερο μοντέλο «μαθητή» μεταφέροντας γνώση από ένα μεγαλύτερο μοντέλο «δασκάλου». Αυτό μπορεί να γίνει μέσω μεθόδων που βασίζονται στην απόκριση, εστιάζοντας στις εξόδους από συγκεκριμένα layers [9], ή μεθόδων που βασίζονται στη σχέση, διερευνώντας τις σχέσεις μεταξύ των στρωμάτων [10].</text:span><text:span text:style-name="T3"/></text:p>
      <text:p text:style-name="P2"><text:span text:style-name="T3"/></text:p>
      <text:p text:style-name="P2"><text:span text:style-name="T3">Ενώ οι τρέχουσες τεχνικές συμπίεσης μοντέλων - pruning, quantization, low-rank decomposition και knowledge distillation - προσφέρουν σημαντικά πλεονεκτήματα, έχουν επίσης περιορισμούς που επηρεάζουν την αποτελεσματικότητά τους ανάλογα με τους συγκεκριμένους στόχους. Μια αξιοσημείωτη πρόοδος είναι η ενσωμάτωση πολλαπλών τεχνικών συμπίεσης σε ένα ενιαίο πλαίσιο. Για παράδειγμα, η εργασία του [11] παρουσιάζει μια συνδυασμένη προσέγγιση που χρησιμοποιεί knowledge distillation και Differentiable Architecture Search (DARTS). Η μελέτη αυτή χρησιμοποίησε τη ραχοκοκαλιά του YOLOv4 για τον επανασχεδιασμό της αρχιτεκτονικής, επιτυγχάνοντας σημαντική μείωση του αριθμού των παραμέτρων. Με την ενσωμάτωση του DARTS, το οποίο βελτιστοποιεί την αρχιτεκτονική του μοντέλου, με το knowledge distillation, η μέθοδος όχι μόνο μείωσε το μέγεθος του μοντέλου αλλά και βελτίωσε την απόδοση. Περαιτέρω πρόοδος θα μπορούσε να περιλαμβάνει την επέκταση τέτοιων ολοκληρωμένων προσεγγίσεων ώστε να συμπεριληφθούν και άλλες μέθοδοι συμπίεσης, όπως το pruning, το quantization και το low-rank decomposition. Για παράδειγμα, η εφαρμογή δομημένου pruning σε συνδυασμό με QAT θα μπορούσε να βελτιστοποιήσει τόσο το αποτύπωμα μνήμης του μοντέλου όσο και την υπολογιστική απόδοση. Παρομοίως, ο συνδυασμός του low-rank decomposition με το knowledge distillation θα μπορούσε να οδηγήσει σε ένα μοντέλο που διατηρεί κρίσιμα χαρακτηριστικά ενώ είναι πιο συμπαγές και πιο γρήγορο.</text:span><text:span text:style-name="T3"/></text:p>
      <text:p text:style-name="P2"><text:span text:style-name="T3"/></text:p>
      <text:p text:style-name="P2"><text:span text:style-name="T3"/></text:p>
      <text:p text:style-name="P2"><text:span text:style-name="T3"/></text:p>
      <text:p text:style-name="P2"><text:span text:style-name="T3"/></text:p>
      <text:p text:style-name="P5">[1]He, Y., Liu, P., Wang, Z., Hu, Z., &amp; Yang, Y. (2019). Filter pruning via geometric median for deep convolutional neural networks acceleration. In Proceedings of the IEEE/CVF conference on computer vision and pattern recognition (pp. 4340-4349).</text:p>
      <text:p text:style-name="P5"><text:soft-page-break/>[2] Yang, T. J., Chen, Y. H., &amp; Sze, V. (2017). Designing energy-efficient convolutional neural networks using energy-aware pruning. In Proceedings of the IEEE conference on computer vision and pattern recognition (pp. 5687-5695).</text:p>
      <text:p text:style-name="P5">[3] Sawant, S. S., Bauer, J., Erick, F. X., Ingaleshwar, S., Holzer, N., Ramming, A., ... &amp; Götz, T. (2022). An optimal-score-based filter pruning for deep convolutional neural networks. Applied Intelligence, 52(15), 17557-17579.</text:p>
      <text:p text:style-name="P5">[4] Yang, T. J., Howard, A., Chen, B., Zhang, X., Go, A., Sandler, M., ... &amp; Adam, H. (2018). Netadapt: Platform-aware neural network adaptation for mobile applications. In Proceedings of the European conference on computer vision (ECCV) (pp. 285-300).</text:p>
      <text:p text:style-name="P5">[5] Rastegari, M., Ordonez, V., Redmon, J., &amp; Farhadi, A. (2016, September). Xnor-net: Imagenet classification using binary convolutional neural networks. In European conference on computer vision (pp. 525-542). Cham: Springer International Publishing.</text:p>
      <text:p text:style-name="P5">[6] Hubara, I., Nahshan, Y., Hanani, Y., Banner, R., &amp; Soudry, D. (2020). Improving post training neural quantization: Layer-wise calibration and integer programming. arXiv preprint arXiv:2006.10518.</text:p>
      <text:p text:style-name="P5">[7] Lin, S., Ji, R., Chen, C., Tao, D., &amp; Luo, J. (2018). Holistic cnn compression via low-rank decomposition with knowledge transfer. IEEE transactions on pattern analysis and machine intelligence, 41(12), 2889-2905.</text:p>
      <text:p text:style-name="P5">[8] Tai, C., Xiao, T., Zhang, Y., &amp; Wang, X. (2015). Convolutional neural networks with low-rank regularization. arXiv preprint arXiv:1511.06067.</text:p>
      <text:p text:style-name="P5">[9] Tian, Y., Krishnan, D., &amp; Isola, P. (2019). Contrastive representation distillation. arXiv preprint arXiv:1910.10699.</text:p>
      <text:p text:style-name="P5">[10] Yim, J., Joo, D., Bae, J., &amp; Kim, J. (2017). A gift from knowledge distillation: Fast optimization, network minimization and transfer learning. In Proceedings of the IEEE conference on computer vision and pattern recognition (pp. 4133-4141).</text:p>
      <text:p text:style-name="P2"><text:span text:style-name="T3">[11] Xing, Z., Chen, X., &amp; Pang, F. (2022). DD‐YOLO: An object detection method combining knowledge distillation and Differentiable Architecture Search. IET Computer Vision, 16(5), 418-430.</text:span><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Liberation Serif" svg:font-family="'Liberation Serif'"/>
    <style:font-face style:name="Noto Sans" svg:font-family="'Noto Sans'"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loext:opacity="0%" style:font-name="Calibri1" fo:font-size="11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1" fo:font-size="11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3" meta:paragraph-count="19" meta:word-count="1157" meta:character-count="8592" meta:non-whitespace-character-count="7457"/>
    <meta:generator>LibreOffice/24.2.5.2$Linux_X86_64 LibreOffice_project/420$Build-2</meta:generator>
  </office:meta>
</office:document-meta>
</file>